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geItemDTO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geItemDTO.get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geItemDTO.setValue( BigDecimal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geItemDTO.setType( Charge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geItemDTO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geItemDTO.setUnit( ChargeUnit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geItemDT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geItemDTO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